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quí_20_tienes_20_el_20_fichero_20_con_20_las_20_preguntas_2c__20_necesit...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quí tienes el fichero con las preguntas, necesit...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regunta</text:p>
          </table:table-cell>
          <table:table-cell table:style-name="ce1" office:value-type="string" calcext:value-type="string">
            <text:p>Respuesta Correcta</text:p>
          </table:table-cell>
          <table:table-cell table:style-name="ce1" office:value-type="string" calcext:value-type="string">
            <text:p>Breve Justificación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El software de base gestiona hardware y recursos para el SO.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Idempotencia: Ejecutar N veces da el mismo resultado que 1 vez.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Integridad significa que no han sido alterados ni corrompidos.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Tolerancia a Fallos permite operar con componentes caídos.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Una hoja de cálculo es software de aplicación, no de base.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El mantenimiento preventivo busca evitar fallos futuros.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Escalabilidad Vertical (Scale Up) es aumentar recursos (CPU/RAM) al mismo nodo.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rivilegios mínimos es un principio clave de Ciberseguridad.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os logs registran actividad, errores y auditoría.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unto único de fallo: Si cae ese componente, cae todo.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ulumi usa lenguajes como Python/TS. Terraform usa HCL, Ansible usa YAML.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erraform permite usar un solo flujo (HCL) para múltiples nubes.</text:p>
          </table:table-cell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nsible es agentless (usa SSH) y usa YAML.</text:p>
          </table:table-cell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El state file mapea la configuración con la realidad desplegada.</text:p>
          </table:table-cell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El uso de lógica de programación (bucles) define la infraestructura Imperativa.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En Serverless no gestionas SO, el reto es optimizar el código/configuración.</text:p>
          </table:table-cell>
          <table:table-cell table:number-columns-repeated="102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loudFormation (AWS) y ARM (Azure) no son multi-cloud (vendor lock-in).</text:p>
          </table:table-cell>
          <table:table-cell table:number-columns-repeated="102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a Ingeniería de Plataforma usa herramientas de desarrollo para infra.</text:p>
          </table:table-cell>
          <table:table-cell table:number-columns-repeated="102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nsible utiliza YAML para sus playbooks.</text:p>
          </table:table-cell>
          <table:table-cell table:number-columns-repeated="102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ntes de aplicar, se valida el código (test unitario/validación).</text:p>
          </table:table-cell>
          <table:table-cell table:number-columns-repeated="102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El Pod es la unidad mínima en Kubernetes.</text:p>
          </table:table-cell>
          <table:table-cell table:number-columns-repeated="102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ocker gestiona imágenes y contenedores.</text:p>
          </table:table-cell>
          <table:table-cell table:number-columns-repeated="102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El Control Plane mantiene el estado deseado.</text:p>
          </table:table-cell>
          <table:table-cell table:number-columns-repeated="102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Un Service expone un grupo de Pods con una IP estable.</text:p>
          </table:table-cell>
          <table:table-cell table:number-columns-repeated="102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Los contenedores aíslan la aplicación y sus dependencias del Host.</text:p>
          </table:table-cell>
          <table:table-cell table:number-columns-repeated="102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elf-healing reinicia o reemplaza pods fallidos.</text:p>
          </table:table-cell>
          <table:table-cell table:number-columns-repeated="102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icroservicios: pequeñas apps independientes comunicadas entre sí.</text:p>
          </table:table-cell>
          <table:table-cell table:number-columns-repeated="102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Helm es el gestor de paquetes estándar de Kubernetes.</text:p>
          </table:table-cell>
          <table:table-cell table:number-columns-repeated="102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Imágenes mínimas (Alpine) tienen menos software vulnerable (superficie de ataque).</text:p>
          </table:table-cell>
          <table:table-cell table:number-columns-repeated="102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ollout permite despliegues controlados y reversiones (rollbacks).</text:p>
          </table:table-cell>
          <table:table-cell table:number-columns-repeated="102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FC (System File Checker) repara archivos de sistema.</text:p>
          </table:table-cell>
          <table:table-cell table:number-columns-repeated="102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o se desfragmentan SSDs (reduce su vida útil y no mejora apenas rendimiento).</text:p>
          </table:table-cell>
          <table:table-cell table:number-columns-repeated="102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os parches de seguridad corrigen vulnerabilidades.</text:p>
          </table:table-cell>
          <table:table-cell table:number-columns-repeated="102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logrotate gestiona la rotación y compresión de logs.</text:p>
          </table:table-cell>
          <table:table-cell table:number-columns-repeated="102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ISM repara imágenes de Windows.</text:p>
          </table:table-cell>
          <table:table-cell table:number-columns-repeated="102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update (apt) actualiza la lista de repositorios, no instala (eso es upgrade).</text:p>
          </table:table-cell>
          <table:table-cell table:number-columns-repeated="102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napshot captura estado, datos y configuración en un instante.</text:p>
          </table:table-cell>
          <table:table-cell table:number-columns-repeated="102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Un repo central (WSUS) ahorra ancho de banda y da consistencia.</text:p>
          </table:table-cell>
          <table:table-cell table:number-columns-repeated="102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evertir (Rollback) es una acción correctiva o de reparación.</text:p>
          </table:table-cell>
          <table:table-cell table:number-columns-repeated="102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ootstrapping es la configuración inicial mínima automática.</text:p>
          </table:table-cell>
          <table:table-cell table:number-columns-repeated="102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evSecOps integra seguridad en desarrollo y operaciones.</text:p>
          </table:table-cell>
          <table:table-cell table:number-columns-repeated="102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La nube es abstracción de recursos vía API.</text:p>
          </table:table-cell>
          <table:table-cell table:number-columns-repeated="102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hift Left: mover la seguridad al principio (izquierda) del ciclo.</text:p>
          </table:table-cell>
          <table:table-cell table:number-columns-repeated="102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ervice Mesh (Istio) se usa en Microservicios/K8s.</text:p>
          </table:table-cell>
          <table:table-cell table:number-columns-repeated="102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rometheus es estándar para métricas en series de tiempo.</text:p>
          </table:table-cell>
          <table:table-cell table:number-columns-repeated="102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esponsabilidad compartida: Cliente (Datos/SO invitado) - Proveedor (Físico).</text:p>
          </table:table-cell>
          <table:table-cell table:number-columns-repeated="102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IOps usa IA para automatizar diagnósticos y resolución.</text:p>
          </table:table-cell>
          <table:table-cell table:number-columns-repeated="102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Inmutabilidad: No parchear, reemplazar por uno nuevo.</text:p>
          </table:table-cell>
          <table:table-cell table:number-columns-repeated="102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Zero Trust: Nunca confiar, siempre verificar.</text:p>
          </table:table-cell>
          <table:table-cell table:number-columns-repeated="102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Golden Image: Imagen base preconfigurada y asegurada.</text:p>
          </table:table-cell>
          <table:table-cell table:number-columns-repeated="102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ervice Mesh gestiona tráfico seguro (mTLS) entre microservicios.</text:p>
          </table:table-cell>
          <table:table-cell table:number-columns-repeated="102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HashiCorp Vault centraliza secretos.</text:p>
          </table:table-cell>
          <table:table-cell table:number-columns-repeated="102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epositorio privado asegura control y escaneo de imágenes.</text:p>
          </table:table-cell>
          <table:table-cell table:number-columns-repeated="102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Rollback automatizado restaura versión anterior ante fallos.</text:p>
          </table:table-cell>
          <table:table-cell table:number-columns-repeated="102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zure SQL es PaaS (Proveedor gestiona BD y SO). EC2 es IaaS.</text:p>
          </table:table-cell>
          <table:table-cell table:number-columns-repeated="102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Git es esencial para control de versiones en IaC.</text:p>
          </table:table-cell>
          <table:table-cell table:number-columns-repeated="102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AST es análisis estático de código (antes de desplegar).</text:p>
          </table:table-cell>
          <table:table-cell table:number-columns-repeated="102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eparar roles limita el daño si una cuenta es comprometida.</text:p>
          </table:table-cell>
          <table:table-cell table:number-columns-repeated="102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R Orchestration automatiza la recuperación.</text:p>
          </table:table-cell>
          <table:table-cell table:number-columns-repeated="102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e verifica que la versión del archivo/sistema sea la esperada.</text:p>
          </table:table-cell>
          <table:table-cell table:number-columns-repeated="102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ctive Directory gestiona usuarios y políticas en Windows.</text:p>
          </table:table-cell>
          <table:table-cell table:number-columns-repeated="102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Kernel Panic es un error crítico irrecuperable en Linux.</text:p>
          </table:table-cell>
          <table:table-cell table:number-columns-repeated="102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wap/Paging usa disco como RAM extendida.</text:p>
          </table:table-cell>
          <table:table-cell table:number-columns-repeated="102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onfiguración de Systemd/init gestiona servicios al arranque.</text:p>
          </table:table-cell>
          <table:table-cell table:number-columns-repeated="102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Hardening reduce superficie de ataque (quitar lo innecesario).</text:p>
          </table:table-cell>
          <table:table-cell table:number-columns-repeated="102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Thrashing: el sistema colapsa moviendo datos entre RAM y disco.</text:p>
          </table:table-cell>
          <table:table-cell table:number-columns-repeated="102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Virtualización anidada: Hipervisor dentro de una VM.</text:p>
          </table:table-cell>
          <table:table-cell table:number-columns-repeated="102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AID 5 o 10 equilibran redundancia y rendimiento.</text:p>
          </table:table-cell>
          <table:table-cell table:number-columns-repeated="102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/etc/crontab programa tareas en Linux.</text:p>
          </table:table-cell>
          <table:table-cell table:number-columns-repeated="1021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ofiling mide tiempo/recursos por función.</text:p>
          </table:table-cell>
          <table:table-cell table:number-columns-repeated="102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onitorizar (conocido) vs Observabilidad (explorar lo desconocido).</text:p>
          </table:table-cell>
          <table:table-cell table:number-columns-repeated="102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ilares: Logs, Métricas, Traces.</text:p>
          </table:table-cell>
          <table:table-cell table:number-columns-repeated="102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Grafana visualiza métricas (comúnmente de Prometheus).</text:p>
          </table:table-cell>
          <table:table-cell table:number-columns-repeated="102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IOps correlaciona millones de eventos para hallar la causa raíz.</text:p>
          </table:table-cell>
          <table:table-cell table:number-columns-repeated="1021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Latencia es el tiempo de viaje del paquete.</text:p>
          </table:table-cell>
          <table:table-cell table:number-columns-repeated="1021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Tracing sigue una petición a través de varios microservicios.</text:p>
          </table:table-cell>
          <table:table-cell table:number-columns-repeated="1021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ELK Stack (Elasticsearch) centraliza logs.</text:p>
          </table:table-cell>
          <table:table-cell table:number-columns-repeated="1021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ynthetic Monitoring simula usuarios/transacciones.</text:p>
          </table:table-cell>
          <table:table-cell table:number-columns-repeated="102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lertas dinámicas (basadas en anomalías) son propias de AIOps.</text:p>
          </table:table-cell>
          <table:table-cell table:number-columns-repeated="102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unbook Automation automatiza procedimientos rutinarios.</text:p>
          </table:table-cell>
          <table:table-cell table:number-columns-repeated="1021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rden lógico: Evaluar -&gt; Probar -&gt; Desplegar.</text:p>
          </table:table-cell>
          <table:table-cell table:number-columns-repeated="1021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Virtualización/Sandbox permite probar sin riesgo.</text:p>
          </table:table-cell>
          <table:table-cell table:number-columns-repeated="1021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FA es parte de la Gestión de Identidad (IAM).</text:p>
          </table:table-cell>
          <table:table-cell table:number-columns-repeated="1021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iesgo principal: Incompatibilidad con aplicaciones existentes.</text:p>
          </table:table-cell>
          <table:table-cell table:number-columns-repeated="1021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ntivirus/EDR previene ejecución de malware.</text:p>
          </table:table-cell>
          <table:table-cell table:number-columns-repeated="1021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Hotfix es un parche urgente y específico.</text:p>
          </table:table-cell>
          <table:table-cell table:number-columns-repeated="1021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CM asegura que la configuración cumpla el estándar automáticamente.</text:p>
          </table:table-cell>
          <table:table-cell table:number-columns-repeated="1021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ELinux/AppArmor son controles de acceso obligatorio (MAC).</text:p>
          </table:table-cell>
          <table:table-cell table:number-columns-repeated="1021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El Ingeniero de Imagen/Plataforma mantiene las AMIs/Imágenes.</text:p>
          </table:table-cell>
          <table:table-cell table:number-columns-repeated="1021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astion Host es el punto único fortificado de entrada.</text:p>
          </table:table-cell>
          <table:table-cell table:number-columns-repeated="1021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ystemd gestiona servicios y logs en Linux moderno.</text:p>
          </table:table-cell>
          <table:table-cell table:number-columns-repeated="1021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MC agrupa herramientas de administración en Windows.</text:p>
          </table:table-cell>
          <table:table-cell table:number-columns-repeated="1021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ount monta sistemas de archivos.</text:p>
          </table:table-cell>
          <table:table-cell table:number-columns-repeated="1021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7 (rwx propietario), 5 (r-x grupo), 5 (r-x otros).</text:p>
          </table:table-cell>
          <table:table-cell table:number-columns-repeated="1021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GPO aplica configuraciones centralizadas en AD.</text:p>
          </table:table-cell>
          <table:table-cell table:number-columns-repeated="1021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SC es la "IaC" nativa de PowerShell.</text:p>
          </table:table-cell>
          <table:table-cell table:number-columns-repeated="1021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pt y dpkg son de Debian/Ubuntu. (yum/dnf son RedHat).</text:p>
          </table:table-cell>
          <table:table-cell table:number-columns-repeated="1021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udo ejecuta como superusuario (root).</text:p>
          </table:table-cell>
          <table:table-cell table:number-columns-repeated="1021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erfil Móvil se descarga desde la red al iniciar sesión.</text:p>
          </table:table-cell>
          <table:table-cell table:number-columns-repeated="102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odo verboso da gran detalle para diagnóstico.</text:p>
          </table:table-cell>
          <table:table-cell table:number-columns-repeated="1021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quí_20_tienes_20_el_20_fichero_20_con_20_las_20_preguntas_2c__20_necesit..." style:display-name="PageStyle_aquí tienes el fichero con las preguntas, necesit..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3" meta:object-count="0"/>
    <meta:generator>LibreOfficeDev/6.0.5.2$Linux_X86_64 LibreOffice_project/</meta:generator>
  </office:meta>
</office:document-meta>
</file>